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office:value-type="string" calcext:value-type="string">
            <text:p>stop_attack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stop_attack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 style:data-style-name="N2" text:time-value="17:48:44.029166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4T18:09:05.411999221</dc:date>
    <meta:editing-duration>P3DT8H2M16S</meta:editing-duration>
    <meta:editing-cycles>2735</meta:editing-cycles>
    <dc:creator>Ilya Shpigor</dc:creator>
    <meta:document-statistic meta:table-count="5" meta:cell-count="476" meta:object-count="0"/>
  </office:meta>
</office:document-meta>
</file>